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aCallMetaDataProvider.initializeWithMetaData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aCallMetaDataProvider.HanaCall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